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4c6" officeooo:paragraph-rsid="0019d4c6"/>
    </style:style>
    <style:style style:name="P2" style:family="paragraph" style:parent-style-name="Standard">
      <style:text-properties officeooo:rsid="001b512b" officeooo:paragraph-rsid="001b512b"/>
    </style:style>
    <style:style style:name="P3" style:family="paragraph" style:parent-style-name="Standard">
      <style:text-properties officeooo:rsid="001cc6ab" officeooo:paragraph-rsid="001cc6ab"/>
    </style:style>
    <style:style style:name="P4" style:family="paragraph" style:parent-style-name="Standard">
      <style:text-properties officeooo:rsid="001cc6ab" officeooo:paragraph-rsid="001cc6ab"/>
    </style:style>
    <style:style style:name="P5" style:family="paragraph" style:parent-style-name="Standard">
      <style:text-properties officeooo:rsid="0020343b" officeooo:paragraph-rsid="0020343b"/>
    </style:style>
    <style:style style:name="P6" style:family="paragraph" style:parent-style-name="Standard">
      <style:text-properties officeooo:rsid="0021f13b" officeooo:paragraph-rsid="0021f13b"/>
    </style:style>
    <style:style style:name="P7" style:family="paragraph" style:parent-style-name="Standard">
      <style:text-properties officeooo:rsid="00235785" officeooo:paragraph-rsid="00235785"/>
    </style:style>
    <style:style style:name="P8" style:family="paragraph" style:parent-style-name="Standard">
      <style:text-properties officeooo:rsid="0023a245" officeooo:paragraph-rsid="0023a245"/>
    </style:style>
    <style:style style:name="P9" style:family="paragraph" style:parent-style-name="Standard">
      <style:text-properties officeooo:rsid="00249c73" officeooo:paragraph-rsid="00249c73"/>
    </style:style>
    <style:style style:name="T1" style:family="text">
      <style:text-properties officeooo:rsid="00235785"/>
    </style:style>
    <style:style style:name="T2" style:family="text">
      <style:text-properties officeooo:rsid="0023a2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ез понимания, что в мире есть объекты пассивнее меня, рациональности не будет.</text:p>
      <text:p text:style-name="P1">Быть активным, целеполагательным – это навык. Он складывается из нескольких.</text:p>
      <text:p text:style-name="P1"/>
      <text:p text:style-name="P1">Способность иметь намерение</text:p>
      <text:p text:style-name="P1">предсказывать реальность</text:p>
      <text:p text:style-name="P1">самомотиваця</text:p>
      <text:p text:style-name="P1">рефлексивность к стратегиям</text:p>
      <text:p text:style-name="P1"/>
      <text:p text:style-name="P1">Подробнее о самомотивации. Недостаток – когда чтобы что-то сделать нуждаюсь во внешнем стимуле.</text:p>
      <text:p text:style-name="P1">Сохранение предпочтений в течение жизни. Устраивать егулярные ревизии – хорошая идея.</text:p>
      <text:p text:style-name="P1">Проблема с самомотивацией может возникать на этапе исполнения плана.</text:p>
      <text:p text:style-name="P1"/>
      <text:p text:style-name="P2">Умение начинать</text:p>
      <text:p text:style-name="P2">неумение – прокрастинация</text:p>
      <text:p text:style-name="P2">трудно начать, потому что люди слишком уставшие или слишком грустные</text:p>
      <text:p text:style-name="P2">решение – спроектировать качественный отдых; превентивный отдых – до того как упали и умерли</text:p>
      <text:p text:style-name="P2">выбрать первый шаг</text:p>
      <text:p text:style-name="P2">изменить среду</text:p>
      <text:p text:style-name="P2"/>
      <text:p text:style-name="P3">не стоит недооценивать силы планирования – разбивать большое дело на маленькие – хорошо</text:p>
      <text:p text:style-name="P3">может мешать перфекционизм</text:p>
      <text:p text:style-name="P3">не стоит недооценивать силу таймера заведенного на 5 минут</text:p>
      <text:p text:style-name="P3"/>
      <text:p text:style-name="P3">корректировка плана под воздействием внешних обстоятельств</text:p>
      <text:p text:style-name="P3">можно на этапе планирования зафиксировать, от чего зависит план</text:p>
      <text:p text:style-name="P5">План А, В.</text:p>
      <text:p text:style-name="P5">Можно проработать план А детально, остальные набросками.</text:p>
      <text:p text:style-name="P5"/>
      <text:p text:style-name="P5">Как избежать предвзятости подтверждения? На этапе планирования делаем серию гипотез и фиксируем, какую информацию будем принимать как свидетельство.</text:p>
      <text:p text:style-name="P5"/>
      <text:p text:style-name="P6">Потеря приоритетов. Есть общее ощущение цели, я работаю в этом направлении.</text:p>
      <text:p text:style-name="P6">Как делать честное ревью? Вырабатывать привычку в ревью, который корректирует статус-кво биас. Если бы у меня была противоположная ситуация, буду ли я стремиться к тому, где я сейчас? <text:span text:style-name="T1">Скорректироваться на sunk cost.</text:span></text:p>
      <text:p text:style-name="P6"/>
      <text:p text:style-name="P7">Как следить за состоянием</text:p>
      <text:p text:style-name="P7">8 часов сна, еда, <text:span text:style-name="T2">уют</text:span></text:p>
      <text:p text:style-name="P8">если хорошо удовлетворена одна потребность, то другие могут и быть неудовлетворены</text:p>
      <text:p text:style-name="P7">оказывается, что в любой игре, если у человека есть персонаж, с которым он себя ассоциирует, и о котором надо заботиться, помогает в терапии тревожныхи депрессивных расстройств</text:p>
      <text:p text:style-name="P7"/>
      <text:p text:style-name="P8">эмоции – это интерпретации физиологических реакций</text:p>
      <text:p text:style-name="P9">тэд кого-то по фамилии макгонекалл</text:p>
      <text:p text:style-name="P9">Книжка Лизы Барретт про то как рождаются эмоции</text:p>
      <text:p text:style-name="P9">эмоциональная устойчивость – переучивание реагирования на телесные ощущения</text:p>
      <text:p text:style-name="P9">тревога зачастую ассоциирована с напряжением в теле, и можно расслабляться и не тревожиться</text:p>
      <text:p text:style-name="P9"><text:soft-page-break/>кстати, можно считать ожидаемую полезнос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9:56:55.045925751</meta:creation-date>
    <dc:date>2020-10-29T18:16:23.910426699</dc:date>
    <meta:editing-duration>PT8H45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290" meta:character-count="2164" meta:non-whitespace-character-count="1899"/>
  </office:meta>
</office:document-meta>
</file>